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9000002FD448570F1FAE02B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6.748cm" svg:height="20.241cm" draw:z-index="0"><draw:image xlink:href="Pictures/1000020100000279000002FD448570F1FAE02B6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6:26:34.617997291</meta:creation-date>
    <dc:date>2021-12-07T16:27:13.055168793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